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PLANNING AND PROPOSAL WRI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1-25T18:04:16.942233800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1" meta:paragraph-count="1" meta:word-count="5" meta:character-count="37" meta:non-whitespace-character-count="33"/>
  </office:meta>
</office:document-meta>
</file>